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1fe7" officeooo:paragraph-rsid="00191fe7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92d88" officeooo:paragraph-rsid="00191fe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92d88" officeooo:paragraph-rsid="00191fe7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officeooo:rsid="00197035" officeooo:paragraph-rsid="00197035"/>
    </style:style>
    <style:style style:name="P7" style:family="paragraph" style:parent-style-name="Preformatted_20_Text">
      <style:text-properties officeooo:rsid="00191fe7" officeooo:paragraph-rsid="00191fe7"/>
    </style:style>
    <style:style style:name="P8" style:family="paragraph" style:parent-style-name="Preformatted_20_Text">
      <style:text-properties officeooo:rsid="00191fe7" officeooo:paragraph-rsid="00197035"/>
    </style:style>
    <style:style style:name="T1" style:family="text">
      <style:text-properties officeooo:rsid="001970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ública Bolivariana de Venezuela</text:p>
      <text:p text:style-name="P4">Universidad Nacional Experimental Politécnica “Antonio José de Sucre”</text:p>
      <text:p text:style-name="P4">Vice-Rectorado Luis Caballero Mejias</text:p>
      <text:p text:style-name="P4">Cátedra: Programación Digital</text:p>
      <text:p text:style-name="P4">Sección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oyecto Opcional – Página We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ntegrante:<text:tab/><text:tab/><text:tab/><text:tab/><text:tab/><text:tab/><text:tab/><text:tab/><text:tab/><text:tab/>N.º de Expediente:</text:p>
      <text:p text:style-name="P3">Angel Rodriguez<text:tab/><text:tab/><text:tab/><text:tab/><text:tab/><text:tab/><text:tab/><text:tab/> <text:s text:c="21"/>2016203289</text:p>
      <text:p text:style-name="P2"/>
      <text:p text:style-name="P2">Caracas, 2 de Abril del 2018</text:p>
      <text:p text:style-name="P1"><text:soft-page-break/>Pseudocódigo de Proyecto de Programación Digital</text:p>
      <text:p text:style-name="P1"/>
      <text:p text:style-name="P1">Inicio</text:p>
      <text:p text:style-name="P1"><text:tab/>char nombre1 = '';</text:p>
      <text:p text:style-name="P1"><text:tab/>char nombre2 = '';</text:p>
      <text:p text:style-name="P8"><text:tab/>char <text:span text:style-name="T1">vuelta</text:span> = '<text:span text:style-name="T1">n</text:span>';</text:p>
      <text:p text:style-name="P1"><text:tab/>int numRobot, ocupado, intento, i, j, h, x, y;</text:p>
      <text:p text:style-name="P1"><text:tab/>i = 0;</text:p>
      <text:p text:style-name="P1"><text:tab/>j = 0;</text:p>
      <text:p text:style-name="P1"><text:tab/>h = 0;</text:p>
      <text:p text:style-name="P1"><text:tab/>x = 0;</text:p>
      <text:p text:style-name="P1"><text:tab/>y = 0;</text:p>
      <text:p text:style-name="P1"><text:tab/>numRobot = 1;</text:p>
      <text:p text:style-name="P1"><text:tab/>ocupado = 1;</text:p>
      <text:p text:style-name="P1"><text:tab/>intento = 6;</text:p>
      <text:p text:style-name="P6">Hacer</text:p>
      <text:p text:style-name="P1"><text:tab/>Escribir: "Bienvenido a Decodificado.</text:p>
      <text:p text:style-name="P1"/>
      <text:p text:style-name="P1"><text:tab/>Reglas del juego:</text:p>
      <text:p text:style-name="P1"><text:tab/>1.El juego se desenvuelve en un tablero, el cual es una cuadrícula de 6x6</text:p>
      <text:p text:style-name="P1"><text:tab/>2.Se solicitarán las coordenadas de cada uno de los robots</text:p>
      <text:p text:style-name="P1"><text:tab/>3.Una vez posicionados los 6 robots en el tablero, empieza el juego.</text:p>
      <text:p text:style-name="P1"><text:tab/>4.El jugador indicará una coordenada y si ese cuadro está ocupado por un robot, este será decodificado y esa casilla es libre.</text:p>
      <text:p text:style-name="P1"><text:tab/>5.El juego termina cuando se hayan decodificado todos los robots o se hayan agotado las oportunidades.";</text:p>
      <text:p text:style-name="P1"/>
      <text:p text:style-name="P1"><text:tab/>Escribir: "Introduzca el nombre del 1er jugador:"</text:p>
      <text:p text:style-name="P1"><text:tab/>Leer: nombre1;</text:p>
      <text:p text:style-name="P1"><text:tab/>Escribir: "Introduzca el nombre del 2do jugador:"</text:p>
      <text:p text:style-name="P1"><text:tab/>Leer: nombre2;</text:p>
      <text:p text:style-name="P1"/>
      <text:p text:style-name="P1"><text:tab/>//Inicializo la matriz tablero</text:p>
      <text:p text:style-name="P1"><text:tab/>Mientras(i &lt; 6) Hacer</text:p>
      <text:p text:style-name="P1"><text:tab/> <text:s text:c="3"/>Mientras(j &lt; 6) Hacer</text:p>
      <text:p text:style-name="P1"><text:tab/> <text:s text:c="7"/>tablero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><text:tab/>//Inicializo la matriz de respaldo</text:p>
      <text:p text:style-name="P1"><text:tab/>Mientras(i &lt; 6) Hacer</text:p>
      <text:p text:style-name="P1"><text:tab/> <text:s text:c="3"/>Mientras(j &lt; 6) Hacer</text:p>
      <text:p text:style-name="P1"><text:tab/> <text:s text:c="7"/>matriz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/>
      <text:p text:style-name="P1"><text:tab/>//Lleno la matriz tablero</text:p>
      <text:p text:style-name="P1"><text:tab/>i = 0;</text:p>
      <text:p text:style-name="P1"><text:tab/>j = 0;</text:p>
      <text:p text:style-name="P1"/>
      <text:p text:style-name="P1"><text:tab/>Mientras(numRobot &lt; 7) Hacer</text:p>
      <text:p text:style-name="P1"><text:tab/><text:tab/>Escribir: "Ingrese la coordenada en X del robot n° ", numRobot;</text:p>
      <text:p text:style-name="P1"><text:tab/><text:tab/>Leer: i;</text:p>
      <text:p text:style-name="P1"><text:tab/><text:tab/>si((i &lt; 0) v (i &gt; 5)) entonces</text:p>
      <text:p text:style-name="P1"><text:tab/><text:tab/><text:tab/>Mientras((i &lt; 0) v (i &gt; 5)) Hacer</text:p>
      <text:p text:style-name="P1"><text:tab/><text:tab/><text:tab/><text:tab/>Escribir: "Esta posición no es válida. Intente otra posición";</text:p>
      <text:p text:style-name="P1"><text:soft-page-break/><text:tab/><text:tab/><text:tab/><text:tab/>Escribir: "Ingrese la coordenada en X del robot n° ",numRobot;</text:p>
      <text:p text:style-name="P1"><text:tab/><text:tab/><text:tab/><text:tab/>Leer: i;</text:p>
      <text:p text:style-name="P1"><text:tab/><text:tab/><text:tab/>Fin Mientras</text:p>
      <text:p text:style-name="P1"><text:tab/><text:tab/>Fin Mientras</text:p>
      <text:p text:style-name="P1"><text:tab/><text:tab/>Escribir: "Ingrese la coordenada en Y del robot n° ", numRobot;</text:p>
      <text:p text:style-name="P1"><text:tab/><text:tab/>Leer: j;</text:p>
      <text:p text:style-name="P1"><text:tab/><text:tab/>si((j &gt; 4) v (j &lt; 0)) entonces</text:p>
      <text:p text:style-name="P1"><text:tab/><text:tab/><text:tab/>Mientras((j &gt; 4) v (j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 del robot n° ", numRobot;</text:p>
      <text:p text:style-name="P1"><text:tab/><text:tab/><text:tab/><text:tab/>Leer: j;</text:p>
      <text:p text:style-name="P1"><text:tab/><text:tab/><text:tab/>Fin Mientras</text:p>
      <text:p text:style-name="P1"><text:tab/><text:tab/>fin si</text:p>
      <text:p text:style-name="P1"><text:tab/><text:tab/>Desde (t = 0; t &lt; 6; ++t)</text:p>
      <text:p text:style-name="P1"><text:tab/><text:tab/><text:tab/>si(tablero[i][t] != 0) entonces</text:p>
      <text:p text:style-name="P1"><text:tab/><text:tab/><text:tab/><text:tab/>h++;</text:p>
      <text:p text:style-name="P1"><text:tab/><text:tab/><text:tab/>fin si</text:p>
      <text:p text:style-name="P1"><text:tab/><text:tab/>Fin Desde</text:p>
      <text:p text:style-name="P1"><text:tab/><text:tab/>si(h &gt; 0) entonces</text:p>
      <text:p text:style-name="P1"><text:tab/><text:tab/><text:tab/>h = 0;</text:p>
      <text:p text:style-name="P1"><text:tab/><text:tab/><text:tab/>Escribir: "---------------------------------------------";</text:p>
      <text:p text:style-name="P1"><text:tab/><text:tab/><text:tab/>Escribir: "Esta fila está llena. Intente otra posición";</text:p>
      <text:p text:style-name="P1"><text:tab/><text:tab/><text:tab/>Escribir: "---------------------------------------------";</text:p>
      <text:p text:style-name="P1"><text:tab/><text:tab/>sino</text:p>
      <text:p text:style-name="P1"><text:tab/><text:tab/><text:tab/>tablero[i][j] = ocupado;</text:p>
      <text:p text:style-name="P1"><text:tab/><text:tab/><text:tab/>matriz[i][j] = ocupado;</text:p>
      <text:p text:style-name="P1"><text:tab/><text:tab/><text:tab/>tablero[i][j+1] = ocupado;</text:p>
      <text:p text:style-name="P1"><text:tab/><text:tab/><text:tab/>matriz[i][j+1] = ocupado;</text:p>
      <text:p text:style-name="P1"><text:tab/><text:tab/><text:tab/>numRobot++;</text:p>
      <text:p text:style-name="P1"><text:tab/><text:tab/><text:tab/>ocupado++;</text:p>
      <text:p text:style-name="P1"><text:tab/><text:tab/>fin si</text:p>
      <text:p text:style-name="P1"><text:tab/>Fin Mientras</text:p>
      <text:p text:style-name="P1"/>
      <text:p text:style-name="P1"><text:tab/>Mientras(intento &gt; 0) Hacer</text:p>
      <text:p text:style-name="P1"><text:tab/><text:tab/>Escribir: "Listo, ", nombre2, ". Ingrese las coordenadas solicitadas para decodificar los robots" ;</text:p>
      <text:p text:style-name="P1"><text:tab/><text:tab/>Escribir: "Tiene ", intento, " intentos.";</text:p>
      <text:p text:style-name="P1"><text:tab/><text:tab/>Escribir: "Ingrese la coordenada en X";</text:p>
      <text:p text:style-name="P1"><text:tab/><text:tab/>Leer: x;</text:p>
      <text:p text:style-name="P1"><text:tab/><text:tab/>si((x &lt; 0) v (x &gt; 5)) entonces</text:p>
      <text:p text:style-name="P1"><text:tab/><text:tab/><text:tab/>Mientras((x &lt; 0) v (x &gt; 5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X";</text:p>
      <text:p text:style-name="P1"><text:tab/><text:tab/><text:tab/><text:tab/>Leer: x;</text:p>
      <text:p text:style-name="P1"><text:tab/><text:tab/><text:tab/>Fin Mientras</text:p>
      <text:p text:style-name="P1"><text:tab/><text:tab/>fin si</text:p>
      <text:p text:style-name="P1"><text:tab/><text:tab/>Escribir: "Ingrese la coordenada en Y";</text:p>
      <text:p text:style-name="P1"><text:tab/><text:tab/>Leer: y;</text:p>
      <text:p text:style-name="P1"><text:tab/><text:tab/>si((y &gt; 4) v (y &lt; 0)) entonces</text:p>
      <text:p text:style-name="P1"><text:tab/><text:tab/><text:tab/>Mientras((y &gt; 4) v (y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";</text:p>
      <text:p text:style-name="P1"><text:tab/><text:tab/><text:tab/><text:tab/>Leer: y;<text:tab/></text:p>
      <text:p text:style-name="P1"><text:tab/><text:tab/><text:tab/>Fin Mientras</text:p>
      <text:p text:style-name="P1"><text:tab/><text:tab/>fin si</text:p>
      <text:p text:style-name="P1"><text:tab/><text:tab/>si (tablero[x][y] != 0) entonces</text:p>
      <text:p text:style-name="P1"><text:tab/><text:tab/><text:tab/>si(tablero[x][y] == tablero[x][y+1]) entonces</text:p>
      <text:p text:style-name="P1"/>
      <text:p text:style-name="P1"><text:tab/><text:tab/><text:tab/><text:tab/>tablero[x][y] = 0;</text:p>
      <text:p text:style-name="P1"><text:soft-page-break/><text:tab/><text:tab/><text:tab/><text:tab/>tablero[x][y+1] = 0;</text:p>
      <text:p text:style-name="P1"/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<text:tab/>sino</text:p>
      <text:p text:style-name="P1"><text:tab/><text:tab/><text:tab/><text:tab/>tablero[x][y] = 0;</text:p>
      <text:p text:style-name="P1"><text:tab/><text:tab/><text:tab/><text:tab/>tablero[x][y-1] = 0;</text:p>
      <text:p text:style-name="P1"/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sino</text:p>
      <text:p text:style-name="P1"><text:tab/><text:tab/><text:tab/>intento--;</text:p>
      <text:p text:style-name="P1"><text:tab/><text:tab/><text:tab/>Escribir: "No Decodificó ningún robot. Ha perdido una oportunidad.";</text:p>
      <text:p text:style-name="P1"><text:tab/><text:tab/>fin si</text:p>
      <text:p text:style-name="P1"><text:tab/>Fin Mientras</text:p>
      <text:p text:style-name="P1"/>
      <text:p text:style-name="P1"><text:tab/>si (intento == 0) entonces</text:p>
      <text:p text:style-name="P1"><text:tab/><text:tab/>Escribir: "---------------------------------------------";</text:p>
      <text:p text:style-name="P1"><text:tab/><text:tab/>Escribir: nombre2, " ha perdido. Se ha quedado sin intentos\n";</text:p>
      <text:p text:style-name="P1"><text:tab/><text:tab/>Escribir: "---------------------------------------------";</text:p>
      <text:p text:style-name="P1"><text:tab/><text:tab/>//Blucle para mostrar matriz de respaldo, donde las posiciones son las iniciales</text:p>
      <text:p text:style-name="P1"><text:tab/><text:tab/>Desde (i = 0; i &lt; 6; i++)</text:p>
      <text:p text:style-name="P1"><text:tab/><text:tab/><text:tab/>Desde (j = 0; j &lt; 6; j++)</text:p>
      <text:p text:style-name="P1"><text:tab/><text:tab/><text:tab/><text:tab/>Escribir: matriz[i][j];<text:tab/><text:tab/><text:tab/><text:tab/><text:tab/><text:tab/><text:tab/></text:p>
      <text:p text:style-name="P1"><text:tab/><text:tab/><text:tab/>Fin Desde</text:p>
      <text:p text:style-name="P1"><text:tab/><text:tab/>Fin Desde</text:p>
      <text:p text:style-name="P1"><text:tab/>fin si</text:p>
      <text:p text:style-name="P6"><text:tab/><text:tab/>numRobot = 1;</text:p>
      <text:p text:style-name="P6"><text:tab/><text:tab/>ocupado = 1;intento = 6;i = 0;</text:p>
      <text:p text:style-name="P6"><text:tab/><text:tab/>j = 0; x = 0;</text:p>
      <text:p text:style-name="P6"><text:tab/><text:tab/>y = 0; h = 0;</text:p>
      <text:p text:style-name="P6"><text:tab/><text:tab/>Escribir: "Volver a jugar (s/n)"; </text:p>
      <text:p text:style-name="P6"><text:tab/><text:tab/>Leer: vuelta;</text:p>
      <text:p text:style-name="P6">Mientras(vuelta == “s”)</text:p>
      <text:p text:style-name="P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05:14.888601926</dc:date>
    <meta:editing-duration>PT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74" meta:word-count="767" meta:character-count="5002" meta:non-whitespace-character-count="3892"/>
  </office:meta>
</office:document-meta>
</file>